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17.12cm" svg:height="18.44cm" svg:x="41.396cm" svg:y="0.294cm">
            <draw:object draw:notify-on-update-of-ranges="工作表1.A3:工作表1.A27 工作表1.B3:工作表1.B27 工作表1.B1:工作表1.B1 工作表1.C3:工作表1.C27 工作表1.J1:工作表1.J1 工作表1.K3:工作表1.K27 工作表1.J3:工作表1.J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table:number-columns-spanned="1" table:number-rows-spanned="2">
            <text:p>Relation</text:p>
          </table:table-cell>
          <table:table-cell table:style-name="ce2" office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table:number-columns-spanned="7" table:number-rows-spanned="1">
            <text:p>With ambi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1</text:p>
          </table:table-cell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actedIn</text:p>
          </table:table-cell>
          <table:table-cell office:value-type="float" office:value="0.0411276">
            <text:p>0.0411276</text:p>
          </table:table-cell>
          <table:table-cell office:value-type="float" office:value="0.69041451">
            <text:p>0.69041451</text:p>
          </table:table-cell>
          <table:table-cell office:value-type="float" office:value="3198">
            <text:p>3198</text:p>
          </table:table-cell>
          <table:table-cell office:value-type="float" office:value="1434">
            <text:p>1434</text:p>
          </table:table-cell>
          <table:table-cell office:value-type="float" office:value="74560">
            <text:p>74560</text:p>
          </table:table-cell>
          <table:table-cell office:value-type="float" office:value="356060">
            <text:p>356060</text:p>
          </table:table-cell>
          <table:table-cell table:formula="of:=2*([.B3]*[.C3])/([.B3]+[.C3])" office:value-type="float" office:value="0.0776307786341268">
            <text:p>0.0776307786</text:p>
          </table:table-cell>
          <table:table-cell table:formula="of:=[.D3]+[.E3]" office:value-type="float" office:value="4632">
            <text:p>4632</text:p>
          </table:table-cell>
          <table:table-cell office:value-type="float" office:value="0.02039239">
            <text:p>0.02039239</text:p>
          </table:table-cell>
          <table:table-cell office:value-type="float" office:value="0.95725389">
            <text:p>0.95725389</text:p>
          </table:table-cell>
          <table:table-cell office:value-type="float" office:value="4434">
            <text:p>4434</text:p>
          </table:table-cell>
          <table:table-cell office:value-type="float" office:value="198">
            <text:p>198</text:p>
          </table:table-cell>
          <table:table-cell office:value-type="float" office:value="213000">
            <text:p>213000</text:p>
          </table:table-cell>
          <table:table-cell office:value-type="float" office:value="217620">
            <text:p>217620</text:p>
          </table:table-cell>
          <table:table-cell table:formula="of:=2*([.J3]*[.K3])/([.J3]+[.K3])" office:value-type="float" office:value="0.0399340641973232">
            <text:p>0.0399340642</text:p>
          </table:table-cell>
        </table:table-row>
        <table:table-row table:style-name="ro2">
          <table:table-cell office:value-type="string">
            <text:p>created</text:p>
          </table:table-cell>
          <table:table-cell office:value-type="float" office:value="0.04849057">
            <text:p>0.04849057</text:p>
          </table:table-cell>
          <table:table-cell office:value-type="float" office:value="0.84324725">
            <text:p>0.84324725</text:p>
          </table:table-cell>
          <table:table-cell office:value-type="float" office:value="7967">
            <text:p>7967</text:p>
          </table:table-cell>
          <table:table-cell office:value-type="float" office:value="1481">
            <text:p>1481</text:p>
          </table:table-cell>
          <table:table-cell office:value-type="float" office:value="156333">
            <text:p>156333</text:p>
          </table:table-cell>
          <table:table-cell office:value-type="float" office:value="269471">
            <text:p>269471</text:p>
          </table:table-cell>
          <table:table-cell table:formula="of:=2*([.B4]*[.C4])/([.B4]+[.C4])" office:value-type="float" office:value="0.0917075375437873">
            <text:p>0.0917075375</text:p>
          </table:table-cell>
          <table:table-cell table:formula="of:=[.D4]+[.E4]" office:value-type="float" office:value="9448">
            <text:p>9448</text:p>
          </table:table-cell>
          <table:table-cell office:value-type="float" office:value="0.03588089">
            <text:p>0.03588089</text:p>
          </table:table-cell>
          <table:table-cell office:value-type="float" office:value="0.98020745">
            <text:p>0.98020745</text:p>
          </table:table-cell>
          <table:table-cell office:value-type="float" office:value="9261">
            <text:p>9261</text:p>
          </table:table-cell>
          <table:table-cell office:value-type="float" office:value="187">
            <text:p>187</text:p>
          </table:table-cell>
          <table:table-cell office:value-type="float" office:value="248843">
            <text:p>248843</text:p>
          </table:table-cell>
          <table:table-cell office:value-type="float" office:value="176961">
            <text:p>176961</text:p>
          </table:table-cell>
          <table:table-cell table:formula="of:=2*([.J4]*[.K4])/([.J4]+[.K4])" office:value-type="float" office:value="0.0692276730399849">
            <text:p>0.069227673</text:p>
          </table:table-cell>
        </table:table-row>
        <table:table-row table:style-name="ro1">
          <table:table-cell office:value-type="string">
            <text:p>dealsWith</text:p>
          </table:table-cell>
          <table:table-cell office:value-type="float" office:value="0.00253049">
            <text:p>0.00253049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3754">
            <text:p>43754</text:p>
          </table:table-cell>
          <table:table-cell office:value-type="float" office:value="391387">
            <text:p>391387</text:p>
          </table:table-cell>
          <table:table-cell table:formula="of:=2*([.B5]*[.C5])/([.B5]+[.C5])" office:value-type="float" office:value="0.00504820556629654">
            <text:p>0.0050482056</text:p>
          </table:table-cell>
          <table:table-cell table:formula="of:=[.D5]+[.E5]" office:value-type="float" office:value="111">
            <text:p>111</text:p>
          </table:table-cell>
          <table:table-cell office:value-type="float" office:value="0.00170209">
            <text:p>0.00170209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65103">
            <text:p>65103</text:p>
          </table:table-cell>
          <table:table-cell office:value-type="float" office:value="370038">
            <text:p>370038</text:p>
          </table:table-cell>
          <table:table-cell table:formula="of:=2*([.J5]*[.K5])/([.J5]+[.K5])" office:value-type="float" office:value="0.003398395624791">
            <text:p>0.0033983956</text:p>
          </table:table-cell>
        </table:table-row>
        <table:table-row table:style-name="ro1">
          <table:table-cell office:value-type="string">
            <text:p>diedIn</text:p>
          </table:table-cell>
          <table:table-cell office:value-type="float" office:value="0.10834845">
            <text:p>0.10834845</text:p>
          </table:table-cell>
          <table:table-cell office:value-type="float" office:value="0.30298772">
            <text:p>0.30298772</text:p>
          </table:table-cell>
          <table:table-cell office:value-type="float" office:value="4959">
            <text:p>4959</text:p>
          </table:table-cell>
          <table:table-cell office:value-type="float" office:value="11408">
            <text:p>11408</text:p>
          </table:table-cell>
          <table:table-cell office:value-type="float" office:value="40810">
            <text:p>40810</text:p>
          </table:table-cell>
          <table:table-cell office:value-type="float" office:value="378075">
            <text:p>378075</text:p>
          </table:table-cell>
          <table:table-cell table:formula="of:=2*([.B6]*[.C6])/([.B6]+[.C6])" office:value-type="float" office:value="0.159617618022913">
            <text:p>0.159617618</text:p>
          </table:table-cell>
          <table:table-cell table:formula="of:=[.D6]+[.E6]" office:value-type="float" office:value="16367">
            <text:p>16367</text:p>
          </table:table-cell>
          <table:table-cell office:value-type="float" office:value="0.07519695">
            <text:p>0.07519695</text:p>
          </table:table-cell>
          <table:table-cell office:value-type="float" office:value="0.70391642">
            <text:p>0.70391642</text:p>
          </table:table-cell>
          <table:table-cell office:value-type="float" office:value="11521">
            <text:p>11521</text:p>
          </table:table-cell>
          <table:table-cell office:value-type="float" office:value="4846">
            <text:p>4846</text:p>
          </table:table-cell>
          <table:table-cell office:value-type="float" office:value="141690">
            <text:p>141690</text:p>
          </table:table-cell>
          <table:table-cell office:value-type="float" office:value="277195">
            <text:p>277195</text:p>
          </table:table-cell>
          <table:table-cell table:formula="of:=2*([.J6]*[.K6])/([.J6]+[.K6])" office:value-type="float" office:value="0.135878473857839">
            <text:p>0.1358784739</text:p>
          </table:table-cell>
        </table:table-row>
        <table:table-row table:style-name="ro2">
          <table:table-cell office:value-type="string">
            <text:p>directed</text:p>
          </table:table-cell>
          <table:table-cell office:value-type="float" office:value="0.02243158">
            <text:p>0.02243158</text:p>
          </table:table-cell>
          <table:table-cell office:value-type="float" office:value="0.22222222">
            <text:p>0.22222222</text:p>
          </table:table-cell>
          <table:table-cell office:value-type="float" office:value="500">
            <text:p>500</text:p>
          </table:table-cell>
          <table:table-cell office:value-type="float" office:value="1750">
            <text:p>1750</text:p>
          </table:table-cell>
          <table:table-cell office:value-type="float" office:value="21790">
            <text:p>21790</text:p>
          </table:table-cell>
          <table:table-cell office:value-type="float" office:value="411212">
            <text:p>411212</text:p>
          </table:table-cell>
          <table:table-cell table:formula="of:=2*([.B7]*[.C7])/([.B7]+[.C7])" office:value-type="float" office:value="0.0407497901582367">
            <text:p>0.0407497902</text:p>
          </table:table-cell>
          <table:table-cell table:formula="of:=[.D7]+[.E7]" office:value-type="float" office:value="2250">
            <text:p>2250</text:p>
          </table:table-cell>
          <table:table-cell office:value-type="float" office:value="0.0130994">
            <text:p>0.0130994</text:p>
          </table:table-cell>
          <table:table-cell office:value-type="float" office:value="0.95866667">
            <text:p>0.95866667</text:p>
          </table:table-cell>
          <table:table-cell office:value-type="float" office:value="2157">
            <text:p>2157</text:p>
          </table:table-cell>
          <table:table-cell office:value-type="float" office:value="93">
            <text:p>93</text:p>
          </table:table-cell>
          <table:table-cell office:value-type="float" office:value="162507">
            <text:p>162507</text:p>
          </table:table-cell>
          <table:table-cell office:value-type="float" office:value="270495">
            <text:p>270495</text:p>
          </table:table-cell>
          <table:table-cell table:formula="of:=2*([.J7]*[.K7])/([.J7]+[.K7])" office:value-type="float" office:value="0.0258456403545722">
            <text:p>0.0258456404</text:p>
          </table:table-cell>
        </table:table-row>
        <table:table-row table:style-name="ro1">
          <table:table-cell office:value-type="string">
            <text:p>graduatedFrom</text:p>
          </table:table-cell>
          <table:table-cell office:value-type="float" office:value="0.12302864">
            <text:p>0.12302864</text:p>
          </table:table-cell>
          <table:table-cell office:value-type="float" office:value="0.55383501">
            <text:p>0.55383501</text:p>
          </table:table-cell>
          <table:table-cell office:value-type="float" office:value="6116">
            <text:p>6116</text:p>
          </table:table-cell>
          <table:table-cell office:value-type="float" office:value="4927">
            <text:p>4927</text:p>
          </table:table-cell>
          <table:table-cell office:value-type="float" office:value="43596">
            <text:p>43596</text:p>
          </table:table-cell>
          <table:table-cell office:value-type="float" office:value="380613">
            <text:p>380613</text:p>
          </table:table-cell>
          <table:table-cell table:formula="of:=2*([.B8]*[.C8])/([.B8]+[.C8])" office:value-type="float" office:value="0.201333217006664">
            <text:p>0.201333217</text:p>
          </table:table-cell>
          <table:table-cell table:formula="of:=[.D8]+[.E8]" office:value-type="float" office:value="11043">
            <text:p>11043</text:p>
          </table:table-cell>
          <table:table-cell office:value-type="float" office:value="0.07745071">
            <text:p>0.07745071</text:p>
          </table:table-cell>
          <table:table-cell office:value-type="float" office:value="0.93661143">
            <text:p>0.93661143</text:p>
          </table:table-cell>
          <table:table-cell office:value-type="float" office:value="10343">
            <text:p>10343</text:p>
          </table:table-cell>
          <table:table-cell office:value-type="float" office:value="700">
            <text:p>700</text:p>
          </table:table-cell>
          <table:table-cell office:value-type="float" office:value="123200">
            <text:p>123200</text:p>
          </table:table-cell>
          <table:table-cell office:value-type="float" office:value="301009">
            <text:p>301009</text:p>
          </table:table-cell>
          <table:table-cell table:formula="of:=2*([.J8]*[.K8])/([.J8]+[.K8])" office:value-type="float" office:value="0.143070562219422">
            <text:p>0.1430705622</text:p>
          </table:table-cell>
        </table:table-row>
        <table:table-row table:style-name="ro1">
          <table:table-cell office:value-type="string">
            <text:p>happenedIn</text:p>
          </table:table-cell>
          <table:table-cell office:value-type="float" office:value="0.09978177">
            <text:p>0.09978177</text:p>
          </table:table-cell>
          <table:table-cell office:value-type="float" office:value="0.68990635">
            <text:p>0.68990635</text:p>
          </table:table-cell>
          <table:table-cell office:value-type="float" office:value="1326">
            <text:p>1326</text:p>
          </table:table-cell>
          <table:table-cell office:value-type="float" office:value="596">
            <text:p>596</text:p>
          </table:table-cell>
          <table:table-cell office:value-type="float" office:value="11963">
            <text:p>11963</text:p>
          </table:table-cell>
          <table:table-cell office:value-type="float" office:value="421367">
            <text:p>421367</text:p>
          </table:table-cell>
          <table:table-cell table:formula="of:=2*([.B9]*[.C9])/([.B9]+[.C9])" office:value-type="float" office:value="0.17434750503082">
            <text:p>0.174347505</text:p>
          </table:table-cell>
          <table:table-cell table:formula="of:=[.D9]+[.E9]" office:value-type="float" office:value="1922">
            <text:p>1922</text:p>
          </table:table-cell>
          <table:table-cell office:value-type="float" office:value="0.0990503">
            <text:p>0.0990503</text:p>
          </table:table-cell>
          <table:table-cell office:value-type="float" office:value="0.69458897">
            <text:p>0.69458897</text:p>
          </table:table-cell>
          <table:table-cell office:value-type="float" office:value="1335">
            <text:p>1335</text:p>
          </table:table-cell>
          <table:table-cell office:value-type="float" office:value="587">
            <text:p>587</text:p>
          </table:table-cell>
          <table:table-cell office:value-type="float" office:value="12143">
            <text:p>12143</text:p>
          </table:table-cell>
          <table:table-cell office:value-type="float" office:value="421187">
            <text:p>421187</text:p>
          </table:table-cell>
          <table:table-cell table:formula="of:=2*([.J9]*[.K9])/([.J9]+[.K9])" office:value-type="float" office:value="0.173376616948884">
            <text:p>0.1733766169</text:p>
          </table:table-cell>
        </table:table-row>
        <table:table-row table:style-name="ro1">
          <table:table-cell office:value-type="string">
            <text:p>hasAcademicAdvisor</text:p>
          </table:table-cell>
          <table:table-cell office:value-type="float" office:value="0.02372669">
            <text:p>0.02372669</text:p>
          </table:table-cell>
          <table:table-cell office:value-type="float" office:value="0.39195402">
            <text:p>0.39195402</text:p>
          </table:table-cell>
          <table:table-cell office:value-type="float" office:value="341">
            <text:p>341</text:p>
          </table:table-cell>
          <table:table-cell office:value-type="float" office:value="529">
            <text:p>529</text:p>
          </table:table-cell>
          <table:table-cell office:value-type="float" office:value="14031">
            <text:p>14031</text:p>
          </table:table-cell>
          <table:table-cell office:value-type="float" office:value="420351">
            <text:p>420351</text:p>
          </table:table-cell>
          <table:table-cell table:formula="of:=2*([.B10]*[.C10])/([.B10]+[.C10])" office:value-type="float" office:value="0.0447447827290028">
            <text:p>0.0447447827</text:p>
          </table:table-cell>
          <table:table-cell table:formula="of:=[.D10]+[.E10]" office:value-type="float" office:value="870">
            <text:p>870</text:p>
          </table:table-cell>
          <table:table-cell office:value-type="float" office:value="0.00955744">
            <text:p>0.00955744</text:p>
          </table:table-cell>
          <table:table-cell office:value-type="float" office:value="0.73103448">
            <text:p>0.73103448</text:p>
          </table:table-cell>
          <table:table-cell office:value-type="float" office:value="636">
            <text:p>636</text:p>
          </table:table-cell>
          <table:table-cell office:value-type="float" office:value="234">
            <text:p>234</text:p>
          </table:table-cell>
          <table:table-cell office:value-type="float" office:value="65909">
            <text:p>65909</text:p>
          </table:table-cell>
          <table:table-cell office:value-type="float" office:value="368473">
            <text:p>368473</text:p>
          </table:table-cell>
          <table:table-cell table:formula="of:=2*([.J10]*[.K10])/([.J10]+[.K10])" office:value-type="float" office:value="0.0188681998597317">
            <text:p>0.0188681999</text:p>
          </table:table-cell>
        </table:table-row>
        <table:table-row table:style-name="ro1">
          <table:table-cell office:value-type="string">
            <text:p>hasCapital</text:p>
          </table:table-cell>
          <table:table-cell office:value-type="float" office:value="0.04872955">
            <text:p>0.04872955</text:p>
          </table:table-cell>
          <table:table-cell office:value-type="float" office:value="0.34653465">
            <text:p>0.34653465</text:p>
          </table:table-cell>
          <table:table-cell office:value-type="float" office:value="140">
            <text:p>140</text:p>
          </table:table-cell>
          <table:table-cell office:value-type="float" office:value="264">
            <text:p>264</text:p>
          </table:table-cell>
          <table:table-cell office:value-type="float" office:value="2733">
            <text:p>2733</text:p>
          </table:table-cell>
          <table:table-cell office:value-type="float" office:value="432115">
            <text:p>432115</text:p>
          </table:table-cell>
          <table:table-cell table:formula="of:=2*([.B11]*[.C11])/([.B11]+[.C11])" office:value-type="float" office:value="0.0854440020315905">
            <text:p>0.085444002</text:p>
          </table:table-cell>
          <table:table-cell table:formula="of:=[.D11]+[.E11]" office:value-type="float" office:value="404">
            <text:p>404</text:p>
          </table:table-cell>
          <table:table-cell office:value-type="float" office:value="0.00593737">
            <text:p>0.00593737</text:p>
          </table:table-cell>
          <table:table-cell office:value-type="float" office:value="0.46039604">
            <text:p>0.46039604</text:p>
          </table:table-cell>
          <table:table-cell office:value-type="float" office:value="186">
            <text:p>186</text:p>
          </table:table-cell>
          <table:table-cell office:value-type="float" office:value="218">
            <text:p>218</text:p>
          </table:table-cell>
          <table:table-cell office:value-type="float" office:value="31141">
            <text:p>31141</text:p>
          </table:table-cell>
          <table:table-cell office:value-type="float" office:value="403707">
            <text:p>403707</text:p>
          </table:table-cell>
          <table:table-cell table:formula="of:=2*([.J11]*[.K11])/([.J11]+[.K11])" office:value-type="float" office:value="0.0117235504786792">
            <text:p>0.0117235505</text:p>
          </table:table-cell>
        </table:table-row>
        <table:table-row table:style-name="ro1">
          <table:table-cell office:value-type="string">
            <text:p>hasChild</text:p>
          </table:table-cell>
          <table:table-cell office:value-type="float" office:value="0.01814595">
            <text:p>0.01814595</text:p>
          </table:table-cell>
          <table:table-cell office:value-type="float" office:value="0.70297483">
            <text:p>0.70297483</text:p>
          </table:table-cell>
          <table:table-cell office:value-type="float" office:value="1536">
            <text:p>1536</text:p>
          </table:table-cell>
          <table:table-cell office:value-type="float" office:value="649">
            <text:p>649</text:p>
          </table:table-cell>
          <table:table-cell office:value-type="float" office:value="83111">
            <text:p>83111</text:p>
          </table:table-cell>
          <table:table-cell office:value-type="float" office:value="349956">
            <text:p>349956</text:p>
          </table:table-cell>
          <table:table-cell table:formula="of:=2*([.B12]*[.C12])/([.B12]+[.C12])" office:value-type="float" office:value="0.0353786674028129">
            <text:p>0.0353786674</text:p>
          </table:table-cell>
          <table:table-cell table:formula="of:=[.D12]+[.E12]" office:value-type="float" office:value="2185">
            <text:p>2185</text:p>
          </table:table-cell>
          <table:table-cell office:value-type="float" office:value="0.01217111">
            <text:p>0.01217111</text:p>
          </table:table-cell>
          <table:table-cell office:value-type="float" office:value="0.98443936">
            <text:p>0.98443936</text:p>
          </table:table-cell>
          <table:table-cell office:value-type="float" office:value="2151">
            <text:p>2151</text:p>
          </table:table-cell>
          <table:table-cell office:value-type="float" office:value="34">
            <text:p>34</text:p>
          </table:table-cell>
          <table:table-cell office:value-type="float" office:value="174579">
            <text:p>174579</text:p>
          </table:table-cell>
          <table:table-cell office:value-type="float" office:value="258488">
            <text:p>258488</text:p>
          </table:table-cell>
          <table:table-cell table:formula="of:=2*([.J12]*[.K12])/([.J12]+[.K12])" office:value-type="float" office:value="0.024044940525037">
            <text:p>0.0240449405</text:p>
          </table:table-cell>
        </table:table-row>
        <table:table-row table:style-name="ro1">
          <table:table-cell office:value-type="string">
            <text:p>hasWonPrize</text:p>
          </table:table-cell>
          <table:table-cell office:value-type="float" office:value="0.05787781">
            <text:p>0.05787781</text:p>
          </table:table-cell>
          <table:table-cell office:value-type="float" office:value="0.00770383">
            <text:p>0.00770383</text:p>
          </table:table-cell>
          <table:table-cell office:value-type="float" office:value="72">
            <text:p>72</text:p>
          </table:table-cell>
          <table:table-cell office:value-type="float" office:value="9274">
            <text:p>9274</text:p>
          </table:table-cell>
          <table:table-cell office:value-type="float" office:value="1172">
            <text:p>1172</text:p>
          </table:table-cell>
          <table:table-cell office:value-type="float" office:value="424734">
            <text:p>424734</text:p>
          </table:table-cell>
          <table:table-cell table:formula="of:=2*([.B13]*[.C13])/([.B13]+[.C13])" office:value-type="float" office:value="0.0135977328109605">
            <text:p>0.0135977328</text:p>
          </table:table-cell>
          <table:table-cell table:formula="of:=[.D13]+[.E13]" office:value-type="float" office:value="9346">
            <text:p>9346</text:p>
          </table:table-cell>
          <table:table-cell office:value-type="float" office:value="0.11683935">
            <text:p>0.11683935</text:p>
          </table:table-cell>
          <table:table-cell office:value-type="float" office:value="0.70104858">
            <text:p>0.70104858</text:p>
          </table:table-cell>
          <table:table-cell office:value-type="float" office:value="6552">
            <text:p>6552</text:p>
          </table:table-cell>
          <table:table-cell office:value-type="float" office:value="2794">
            <text:p>2794</text:p>
          </table:table-cell>
          <table:table-cell office:value-type="float" office:value="49525">
            <text:p>49525</text:p>
          </table:table-cell>
          <table:table-cell office:value-type="float" office:value="376381">
            <text:p>376381</text:p>
          </table:table-cell>
          <table:table-cell table:formula="of:=2*([.J13]*[.K13])/([.J13]+[.K13])" office:value-type="float" office:value="0.200296537951411">
            <text:p>0.200296538</text:p>
          </table:table-cell>
        </table:table-row>
        <table:table-row table:style-name="ro1">
          <table:table-cell office:value-type="string">
            <text:p>holdsPoliticalPosition</text:p>
          </table:table-cell>
          <table:table-cell office:value-type="float" office:value="0.01294201">
            <text:p>0.01294201</text:p>
          </table:table-cell>
          <table:table-cell office:value-type="float" office:value="0.80916667">
            <text:p>0.80916667</text:p>
          </table:table-cell>
          <table:table-cell office:value-type="float" office:value="971">
            <text:p>971</text:p>
          </table:table-cell>
          <table:table-cell office:value-type="float" office:value="229">
            <text:p>229</text:p>
          </table:table-cell>
          <table:table-cell office:value-type="float" office:value="74056">
            <text:p>74056</text:p>
          </table:table-cell>
          <table:table-cell office:value-type="float" office:value="359996">
            <text:p>359996</text:p>
          </table:table-cell>
          <table:table-cell table:formula="of:=2*([.B14]*[.C14])/([.B14]+[.C14])" office:value-type="float" office:value="0.0254765419452978">
            <text:p>0.0254765419</text:p>
          </table:table-cell>
          <table:table-cell table:formula="of:=[.D14]+[.E14]" office:value-type="float" office:value="1200">
            <text:p>1200</text:p>
          </table:table-cell>
          <table:table-cell office:value-type="float" office:value="0.00918119">
            <text:p>0.00918119</text:p>
          </table:table-cell>
          <table:table-cell office:value-type="float" office:value="0.93916667">
            <text:p>0.93916667</text:p>
          </table:table-cell>
          <table:table-cell office:value-type="float" office:value="1127">
            <text:p>1127</text:p>
          </table:table-cell>
          <table:table-cell office:value-type="float" office:value="73">
            <text:p>73</text:p>
          </table:table-cell>
          <table:table-cell office:value-type="float" office:value="121624">
            <text:p>121624</text:p>
          </table:table-cell>
          <table:table-cell office:value-type="float" office:value="312428">
            <text:p>312428</text:p>
          </table:table-cell>
          <table:table-cell table:formula="of:=2*([.J14]*[.K14])/([.J14]+[.K14])" office:value-type="float" office:value="0.0181846092612837">
            <text:p>0.0181846093</text:p>
          </table:table-cell>
        </table:table-row>
        <table:table-row table:style-name="ro2">
          <table:table-cell office:value-type="string">
            <text:p>influences</text:p>
          </table:table-cell>
          <table:table-cell office:value-type="float" office:value="0.0133589">
            <text:p>0.0133589</text:p>
          </table:table-cell>
          <table:table-cell office:value-type="float" office:value="0.87148936">
            <text:p>0.87148936</text:p>
          </table:table-cell>
          <table:table-cell office:value-type="float" office:value="1024">
            <text:p>1024</text:p>
          </table:table-cell>
          <table:table-cell office:value-type="float" office:value="151">
            <text:p>151</text:p>
          </table:table-cell>
          <table:table-cell office:value-type="float" office:value="75629">
            <text:p>75629</text:p>
          </table:table-cell>
          <table:table-cell office:value-type="float" office:value="358448">
            <text:p>358448</text:p>
          </table:table-cell>
          <table:table-cell table:formula="of:=2*([.B15]*[.C15])/([.B15]+[.C15])" office:value-type="float" office:value="0.0263144309314774">
            <text:p>0.0263144309</text:p>
          </table:table-cell>
          <table:table-cell table:formula="of:=[.D15]+[.E15]" office:value-type="float" office:value="1175">
            <text:p>1175</text:p>
          </table:table-cell>
          <table:table-cell office:value-type="float" office:value="0.00724997">
            <text:p>0.00724997</text:p>
          </table:table-cell>
          <table:table-cell office:value-type="float" office:value="0.97191489">
            <text:p>0.97191489</text:p>
          </table:table-cell>
          <table:table-cell office:value-type="float" office:value="1142">
            <text:p>1142</text:p>
          </table:table-cell>
          <table:table-cell office:value-type="float" office:value="33">
            <text:p>33</text:p>
          </table:table-cell>
          <table:table-cell office:value-type="float" office:value="156376">
            <text:p>156376</text:p>
          </table:table-cell>
          <table:table-cell office:value-type="float" office:value="277701">
            <text:p>277701</text:p>
          </table:table-cell>
          <table:table-cell table:formula="of:=2*([.J15]*[.K15])/([.J15]+[.K15])" office:value-type="float" office:value="0.0143925789882887">
            <text:p>0.014392579</text:p>
          </table:table-cell>
        </table:table-row>
        <table:table-row table:style-name="ro1">
          <table:table-cell office:value-type="string">
            <text:p>isCitizenOf</text:p>
          </table:table-cell>
          <table:table-cell office:value-type="float" office:value="0.11685759">
            <text:p>0.11685759</text:p>
          </table:table-cell>
          <table:table-cell office:value-type="float" office:value="0.10252751">
            <text:p>0.10252751</text:p>
          </table:table-cell>
          <table:table-cell office:value-type="float" office:value="1724">
            <text:p>1724</text:p>
          </table:table-cell>
          <table:table-cell office:value-type="float" office:value="15091">
            <text:p>15091</text:p>
          </table:table-cell>
          <table:table-cell office:value-type="float" office:value="13029">
            <text:p>13029</text:p>
          </table:table-cell>
          <table:table-cell office:value-type="float" office:value="405408">
            <text:p>405408</text:p>
          </table:table-cell>
          <table:table-cell table:formula="of:=2*([.B16]*[.C16])/([.B16]+[.C16])" office:value-type="float" office:value="0.109224534640693">
            <text:p>0.1092245346</text:p>
          </table:table-cell>
          <table:table-cell table:formula="of:=[.D16]+[.E16]" office:value-type="float" office:value="16815">
            <text:p>16815</text:p>
          </table:table-cell>
          <table:table-cell office:value-type="float" office:value="0.09079634">
            <text:p>0.09079634</text:p>
          </table:table-cell>
          <table:table-cell office:value-type="float" office:value="0.3352364">
            <text:p>0.3352364</text:p>
          </table:table-cell>
          <table:table-cell office:value-type="float" office:value="5637">
            <text:p>5637</text:p>
          </table:table-cell>
          <table:table-cell office:value-type="float" office:value="11178">
            <text:p>11178</text:p>
          </table:table-cell>
          <table:table-cell office:value-type="float" office:value="56447">
            <text:p>56447</text:p>
          </table:table-cell>
          <table:table-cell office:value-type="float" office:value="361990">
            <text:p>361990</text:p>
          </table:table-cell>
          <table:table-cell table:formula="of:=2*([.J16]*[.K16])/([.J16]+[.K16])" office:value-type="float" office:value="0.142891544695725">
            <text:p>0.1428915447</text:p>
          </table:table-cell>
        </table:table-row>
        <table:table-row table:style-name="ro1">
          <table:table-cell office:value-type="string">
            <text:p>isKnownFor</text:p>
          </table:table-cell>
          <table:table-cell office:value-type="float" office:value="0.000845">
            <text:p>0.000845</text:p>
          </table:table-cell>
          <table:table-cell office:value-type="float" office:value="0.56410256">
            <text:p>0.5641025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52027">
            <text:p>52027</text:p>
          </table:table-cell>
          <table:table-cell office:value-type="float" office:value="383147">
            <text:p>383147</text:p>
          </table:table-cell>
          <table:table-cell table:formula="of:=2*([.B17]*[.C17])/([.B17]+[.C17])" office:value-type="float" office:value="0.00168747224326449">
            <text:p>0.0016874722</text:p>
          </table:table-cell>
          <table:table-cell table:formula="of:=[.D17]+[.E17]" office:value-type="float" office:value="78">
            <text:p>78</text:p>
          </table:table-cell>
          <table:table-cell office:value-type="float" office:value="0.00044448">
            <text:p>0.00044448</text:p>
          </table:table-cell>
          <table:table-cell office:value-type="float" office:value="0.97435897">
            <text:p>0.9743589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70912">
            <text:p>170912</text:p>
          </table:table-cell>
          <table:table-cell office:value-type="float" office:value="264262">
            <text:p>264262</text:p>
          </table:table-cell>
          <table:table-cell table:formula="of:=2*([.J17]*[.K17])/([.J17]+[.K17])" office:value-type="float" office:value="0.000888554661938466">
            <text:p>0.0008885547</text:p>
          </table:table-cell>
        </table:table-row>
        <table:table-row table:style-name="ro1">
          <table:table-cell office:value-type="string">
            <text:p>isLeaderOf</text:p>
          </table:table-cell>
          <table:table-cell office:value-type="float" office:value="0.03390773">
            <text:p>0.03390773</text:p>
          </table:table-cell>
          <table:table-cell office:value-type="float" office:value="0.03699212">
            <text:p>0.03699212</text:p>
          </table:table-cell>
          <table:table-cell office:value-type="float" office:value="61">
            <text:p>61</text:p>
          </table:table-cell>
          <table:table-cell office:value-type="float" office:value="1588">
            <text:p>1588</text:p>
          </table:table-cell>
          <table:table-cell office:value-type="float" office:value="1738">
            <text:p>1738</text:p>
          </table:table-cell>
          <table:table-cell office:value-type="float" office:value="431865">
            <text:p>431865</text:p>
          </table:table-cell>
          <table:table-cell table:formula="of:=2*([.B18]*[.C18])/([.B18]+[.C18])" office:value-type="float" office:value="0.0353828341551527">
            <text:p>0.0353828342</text:p>
          </table:table-cell>
          <table:table-cell table:formula="of:=[.D18]+[.E18]" office:value-type="float" office:value="1649">
            <text:p>1649</text:p>
          </table:table-cell>
          <table:table-cell office:value-type="float" office:value="0.01117537">
            <text:p>0.01117537</text:p>
          </table:table-cell>
          <table:table-cell office:value-type="float" office:value="0.76167374">
            <text:p>0.76167374</text:p>
          </table:table-cell>
          <table:table-cell office:value-type="float" office:value="1256">
            <text:p>1256</text:p>
          </table:table-cell>
          <table:table-cell office:value-type="float" office:value="393">
            <text:p>393</text:p>
          </table:table-cell>
          <table:table-cell office:value-type="float" office:value="111134">
            <text:p>111134</text:p>
          </table:table-cell>
          <table:table-cell office:value-type="float" office:value="322469">
            <text:p>322469</text:p>
          </table:table-cell>
          <table:table-cell table:formula="of:=2*([.J18]*[.K18])/([.J18]+[.K18])" office:value-type="float" office:value="0.0220275491131349">
            <text:p>0.0220275491</text:p>
          </table:table-cell>
        </table:table-row>
        <table:table-row table:style-name="ro1">
          <table:table-cell office:value-type="string">
            <text:p>isLocatedIn</text:p>
          </table:table-cell>
          <table:table-cell office:value-type="float" office:value="0.70269356">
            <text:p>0.70269356</text:p>
          </table:table-cell>
          <table:table-cell office:value-type="float" office:value="0.78135345">
            <text:p>0.78135345</text:p>
          </table:table-cell>
          <table:table-cell office:value-type="float" office:value="178676">
            <text:p>178676</text:p>
          </table:table-cell>
          <table:table-cell office:value-type="float" office:value="49999">
            <text:p>49999</text:p>
          </table:table-cell>
          <table:table-cell office:value-type="float" office:value="75597">
            <text:p>75597</text:p>
          </table:table-cell>
          <table:table-cell office:value-type="float" office:value="130980">
            <text:p>130980</text:p>
          </table:table-cell>
          <table:table-cell table:formula="of:=2*([.B19]*[.C19])/([.B19]+[.C19])" office:value-type="float" office:value="0.739938874845726">
            <text:p>0.7399388748</text:p>
          </table:table-cell>
          <table:table-cell table:formula="of:=[.D19]+[.E19]" office:value-type="float" office:value="228675">
            <text:p>228675</text:p>
          </table:table-cell>
          <table:table-cell office:value-type="float" office:value="0.60630883">
            <text:p>0.60630883</text:p>
          </table:table-cell>
          <table:table-cell office:value-type="float" office:value="0.80985678">
            <text:p>0.80985678</text:p>
          </table:table-cell>
          <table:table-cell office:value-type="float" office:value="185194">
            <text:p>185194</text:p>
          </table:table-cell>
          <table:table-cell office:value-type="float" office:value="43481">
            <text:p>43481</text:p>
          </table:table-cell>
          <table:table-cell office:value-type="float" office:value="120251">
            <text:p>120251</text:p>
          </table:table-cell>
          <table:table-cell office:value-type="float" office:value="86326">
            <text:p>86326</text:p>
          </table:table-cell>
          <table:table-cell table:formula="of:=2*([.J19]*[.K19])/([.J19]+[.K19])" office:value-type="float" office:value="0.693454654289151">
            <text:p>0.6934546543</text:p>
          </table:table-cell>
        </table:table-row>
        <table:table-row table:style-name="ro1">
          <table:table-cell office:value-type="string">
            <text:p>isMarriedTo</text:p>
          </table:table-cell>
          <table:table-cell office:value-type="float" office:value="0.02479431">
            <text:p>0.02479431</text:p>
          </table:table-cell>
          <table:table-cell office:value-type="float" office:value="0.69752926">
            <text:p>0.69752926</text:p>
          </table:table-cell>
          <table:table-cell office:value-type="float" office:value="2682">
            <text:p>2682</text:p>
          </table:table-cell>
          <table:table-cell office:value-type="float" office:value="1163">
            <text:p>1163</text:p>
          </table:table-cell>
          <table:table-cell office:value-type="float" office:value="105488">
            <text:p>105488</text:p>
          </table:table-cell>
          <table:table-cell office:value-type="float" office:value="325919">
            <text:p>325919</text:p>
          </table:table-cell>
          <table:table-cell table:formula="of:=2*([.B20]*[.C20])/([.B20]+[.C20])" office:value-type="float" office:value="0.04788645262264">
            <text:p>0.0478864526</text:p>
          </table:table-cell>
          <table:table-cell table:formula="of:=[.D20]+[.E20]" office:value-type="float" office:value="3845">
            <text:p>3845</text:p>
          </table:table-cell>
          <table:table-cell office:value-type="float" office:value="0.0190393">
            <text:p>0.0190393</text:p>
          </table:table-cell>
          <table:table-cell office:value-type="float" office:value="0.98075423">
            <text:p>0.98075423</text:p>
          </table:table-cell>
          <table:table-cell office:value-type="float" office:value="3771">
            <text:p>3771</text:p>
          </table:table-cell>
          <table:table-cell office:value-type="float" office:value="74">
            <text:p>74</text:p>
          </table:table-cell>
          <table:table-cell office:value-type="float" office:value="194293">
            <text:p>194293</text:p>
          </table:table-cell>
          <table:table-cell office:value-type="float" office:value="237114">
            <text:p>237114</text:p>
          </table:table-cell>
          <table:table-cell table:formula="of:=2*([.J20]*[.K20])/([.J20]+[.K20])" office:value-type="float" office:value="0.037353460391445">
            <text:p>0.0373534604</text:p>
          </table:table-cell>
        </table:table-row>
        <table:table-row table:style-name="ro1">
          <table:table-cell office:value-type="string">
            <text:p>isPoliticianOf</text:p>
          </table:table-cell>
          <table:table-cell office:value-type="float" office:value="0.01022704">
            <text:p>0.01022704</text:p>
          </table:table-cell>
          <table:table-cell office:value-type="float" office:value="0.29411765">
            <text:p>0.29411765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4839">
            <text:p>4839</text:p>
          </table:table-cell>
          <table:table-cell office:value-type="float" office:value="430243">
            <text:p>430243</text:p>
          </table:table-cell>
          <table:table-cell table:formula="of:=2*([.B21]*[.C21])/([.B21]+[.C21])" office:value-type="float" office:value="0.0197667517790831">
            <text:p>0.0197667518</text:p>
          </table:table-cell>
          <table:table-cell table:formula="of:=[.D21]+[.E21]" office:value-type="float" office:value="170">
            <text:p>170</text:p>
          </table:table-cell>
          <table:table-cell office:value-type="float" office:value="0.00286901">
            <text:p>0.00286901</text:p>
          </table:table-cell>
          <table:table-cell office:value-type="float" office:value="0.85294118">
            <text:p>0.8529411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50395">
            <text:p>50395</text:p>
          </table:table-cell>
          <table:table-cell office:value-type="float" office:value="384687">
            <text:p>384687</text:p>
          </table:table-cell>
          <table:table-cell table:formula="of:=2*([.J21]*[.K21])/([.J21]+[.K21])" office:value-type="float" office:value="0.00571878391593304">
            <text:p>0.0057187839</text:p>
          </table:table-cell>
        </table:table-row>
        <table:table-row table:style-name="ro1">
          <table:table-cell office:value-type="string">
            <text:p>livesIn</text:p>
          </table:table-cell>
          <table:table-cell office:value-type="float" office:value="0.06310879">
            <text:p>0.06310879</text:p>
          </table:table-cell>
          <table:table-cell office:value-type="float" office:value="0.04928219">
            <text:p>0.04928219</text:p>
          </table:table-cell>
          <table:table-cell office:value-type="float" office:value="460">
            <text:p>460</text:p>
          </table:table-cell>
          <table:table-cell office:value-type="float" office:value="8874">
            <text:p>8874</text:p>
          </table:table-cell>
          <table:table-cell office:value-type="float" office:value="6829">
            <text:p>6829</text:p>
          </table:table-cell>
          <table:table-cell office:value-type="float" office:value="419089">
            <text:p>419089</text:p>
          </table:table-cell>
          <table:table-cell table:formula="of:=2*([.B22]*[.C22])/([.B22]+[.C22])" office:value-type="float" office:value="0.0553449997401945">
            <text:p>0.0553449997</text:p>
          </table:table-cell>
          <table:table-cell table:formula="of:=[.D22]+[.E22]" office:value-type="float" office:value="9334">
            <text:p>9334</text:p>
          </table:table-cell>
          <table:table-cell office:value-type="float" office:value="0.04767192">
            <text:p>0.04767192</text:p>
          </table:table-cell>
          <table:table-cell office:value-type="float" office:value="0.65781016">
            <text:p>0.65781016</text:p>
          </table:table-cell>
          <table:table-cell office:value-type="float" office:value="6140">
            <text:p>6140</text:p>
          </table:table-cell>
          <table:table-cell office:value-type="float" office:value="3194">
            <text:p>3194</text:p>
          </table:table-cell>
          <table:table-cell office:value-type="float" office:value="122657">
            <text:p>122657</text:p>
          </table:table-cell>
          <table:table-cell office:value-type="float" office:value="303261">
            <text:p>303261</text:p>
          </table:table-cell>
          <table:table-cell table:formula="of:=2*([.J22]*[.K22])/([.J22]+[.K22])" office:value-type="float" office:value="0.0889011194237767">
            <text:p>0.0889011194</text:p>
          </table:table-cell>
        </table:table-row>
        <table:table-row table:style-name="ro1">
          <table:table-cell office:value-type="string">
            <text:p>participatedIn</text:p>
          </table:table-cell>
          <table:table-cell office:value-type="float" office:value="0.01764546">
            <text:p>0.01764546</text:p>
          </table:table-cell>
          <table:table-cell office:value-type="float" office:value="0.71944444">
            <text:p>0.71944444</text:p>
          </table:table-cell>
          <table:table-cell office:value-type="float" office:value="259">
            <text:p>259</text:p>
          </table:table-cell>
          <table:table-cell office:value-type="float" office:value="101">
            <text:p>101</text:p>
          </table:table-cell>
          <table:table-cell office:value-type="float" office:value="14419">
            <text:p>14419</text:p>
          </table:table-cell>
          <table:table-cell office:value-type="float" office:value="420473">
            <text:p>420473</text:p>
          </table:table-cell>
          <table:table-cell table:formula="of:=2*([.B23]*[.C23])/([.B23]+[.C23])" office:value-type="float" office:value="0.0344460779838183">
            <text:p>0.034446078</text:p>
          </table:table-cell>
          <table:table-cell table:formula="of:=[.D23]+[.E23]" office:value-type="float" office:value="360">
            <text:p>360</text:p>
          </table:table-cell>
          <table:table-cell office:value-type="float" office:value="0.01304112">
            <text:p>0.01304112</text:p>
          </table:table-cell>
          <table:table-cell office:value-type="float" office:value="0.8">
            <text:p>0.8</text:p>
          </table:table-cell>
          <table:table-cell office:value-type="float" office:value="288">
            <text:p>288</text:p>
          </table:table-cell>
          <table:table-cell office:value-type="float" office:value="72">
            <text:p>72</text:p>
          </table:table-cell>
          <table:table-cell office:value-type="float" office:value="21796">
            <text:p>21796</text:p>
          </table:table-cell>
          <table:table-cell office:value-type="float" office:value="413096">
            <text:p>413096</text:p>
          </table:table-cell>
          <table:table-cell table:formula="of:=2*([.J23]*[.K23])/([.J23]+[.K23])" office:value-type="float" office:value="0.0256638827812301">
            <text:p>0.0256638828</text:p>
          </table:table-cell>
        </table:table-row>
        <table:table-row table:style-name="ro1">
          <table:table-cell office:value-type="string">
            <text:p>playsFor</text:p>
          </table:table-cell>
          <table:table-cell office:value-type="float" office:value="0.34409878">
            <text:p>0.34409878</text:p>
          </table:table-cell>
          <table:table-cell office:value-type="float" office:value="0.59887077">
            <text:p>0.59887077</text:p>
          </table:table-cell>
          <table:table-cell office:value-type="float" office:value="28426">
            <text:p>28426</text:p>
          </table:table-cell>
          <table:table-cell office:value-type="float" office:value="19040">
            <text:p>19040</text:p>
          </table:table-cell>
          <table:table-cell office:value-type="float" office:value="54184">
            <text:p>54184</text:p>
          </table:table-cell>
          <table:table-cell office:value-type="float" office:value="333602">
            <text:p>333602</text:p>
          </table:table-cell>
          <table:table-cell table:formula="of:=2*([.B24]*[.C24])/([.B24]+[.C24])" office:value-type="float" office:value="0.437067562435416">
            <text:p>0.4370675624</text:p>
          </table:table-cell>
          <table:table-cell table:formula="of:=[.D24]+[.E24]" office:value-type="float" office:value="47466">
            <text:p>47466</text:p>
          </table:table-cell>
          <table:table-cell office:value-type="float" office:value="0.24572952">
            <text:p>0.24572952</text:p>
          </table:table-cell>
          <table:table-cell office:value-type="float" office:value="0.68735516">
            <text:p>0.68735516</text:p>
          </table:table-cell>
          <table:table-cell office:value-type="float" office:value="32626">
            <text:p>32626</text:p>
          </table:table-cell>
          <table:table-cell office:value-type="float" office:value="14840">
            <text:p>14840</text:p>
          </table:table-cell>
          <table:table-cell office:value-type="float" office:value="100146">
            <text:p>100146</text:p>
          </table:table-cell>
          <table:table-cell office:value-type="float" office:value="287640">
            <text:p>287640</text:p>
          </table:table-cell>
          <table:table-cell table:formula="of:=2*([.J24]*[.K24])/([.J24]+[.K24])" office:value-type="float" office:value="0.362032422472788">
            <text:p>0.3620324225</text:p>
          </table:table-cell>
        </table:table-row>
        <table:table-row table:style-name="ro2">
          <table:table-cell office:value-type="string">
            <text:p>produced</text:p>
          </table:table-cell>
          <table:table-cell table:number-columns-repeated="4"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431522">
            <text:p>431522</text:p>
          </table:table-cell>
          <table:table-cell table:formula="of:=2*([.B25]*[.C25])/([.B25]+[.C25])" office:value-type="float" office:value="0">
            <text:p>#DIV/0!</text:p>
          </table:table-cell>
          <table:table-cell table:formula="of:=[.D25]+[.E2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36385">
            <text:p>136385</text:p>
          </table:table-cell>
          <table:table-cell office:value-type="float" office:value="298867">
            <text:p>298867</text:p>
          </table:table-cell>
          <table:table-cell table:formula="of:=2*([.J25]*[.K25])/([.J25]+[.K25])" office:value-type="float" office:value="0">
            <text:p>#DIV/0!</text:p>
          </table:table-cell>
        </table:table-row>
        <table:table-row table:style-name="ro1">
          <table:table-cell office:value-type="string">
            <text:p>wasBornIn</text:p>
          </table:table-cell>
          <table:table-cell office:value-type="float" office:value="0.22973357">
            <text:p>0.22973357</text:p>
          </table:table-cell>
          <table:table-cell office:value-type="float" office:value="0.08706009">
            <text:p>0.08706009</text:p>
          </table:table-cell>
          <table:table-cell office:value-type="float" office:value="5665">
            <text:p>5665</text:p>
          </table:table-cell>
          <table:table-cell office:value-type="float" office:value="59405">
            <text:p>59405</text:p>
          </table:table-cell>
          <table:table-cell office:value-type="float" office:value="18994">
            <text:p>18994</text:p>
          </table:table-cell>
          <table:table-cell office:value-type="float" office:value="351188">
            <text:p>351188</text:p>
          </table:table-cell>
          <table:table-cell table:formula="of:=2*([.B26]*[.C26])/([.B26]+[.C26])" office:value-type="float" office:value="0.126269100715092">
            <text:p>0.1262691007</text:p>
          </table:table-cell>
          <table:table-cell table:formula="of:=[.D26]+[.E26]" office:value-type="float" office:value="65070">
            <text:p>65070</text:p>
          </table:table-cell>
          <table:table-cell office:value-type="float" office:value="0.29672191">
            <text:p>0.29672191</text:p>
          </table:table-cell>
          <table:table-cell office:value-type="float" office:value="0.68927309">
            <text:p>0.68927309</text:p>
          </table:table-cell>
          <table:table-cell office:value-type="float" office:value="44851">
            <text:p>44851</text:p>
          </table:table-cell>
          <table:table-cell office:value-type="float" office:value="20219">
            <text:p>20219</text:p>
          </table:table-cell>
          <table:table-cell office:value-type="float" office:value="106304">
            <text:p>106304</text:p>
          </table:table-cell>
          <table:table-cell office:value-type="float" office:value="263878">
            <text:p>263878</text:p>
          </table:table-cell>
          <table:table-cell table:formula="of:=2*([.J26]*[.K26])/([.J26]+[.K26])" office:value-type="float" office:value="0.414854898404965">
            <text:p>0.4148548984</text:p>
          </table:table-cell>
        </table:table-row>
        <table:table-row table:style-name="ro1">
          <table:table-cell office:value-type="string">
            <text:p>worksAt</text:p>
          </table:table-cell>
          <table:table-cell office:value-type="float" office:value="0.02846849">
            <text:p>0.02846849</text:p>
          </table:table-cell>
          <table:table-cell office:value-type="float" office:value="0.27841191">
            <text:p>0.27841191</text:p>
          </table:table-cell>
          <table:table-cell office:value-type="float" office:value="561">
            <text:p>561</text:p>
          </table:table-cell>
          <table:table-cell office:value-type="float" office:value="1454">
            <text:p>1454</text:p>
          </table:table-cell>
          <table:table-cell office:value-type="float" office:value="19145">
            <text:p>19145</text:p>
          </table:table-cell>
          <table:table-cell office:value-type="float" office:value="414092">
            <text:p>414092</text:p>
          </table:table-cell>
          <table:table-cell table:formula="of:=2*([.B27]*[.C27])/([.B27]+[.C27])" office:value-type="float" office:value="0.0516550856667021">
            <text:p>0.0516550857</text:p>
          </table:table-cell>
          <table:table-cell table:formula="of:=[.D27]+[.E27]" office:value-type="float" office:value="2015">
            <text:p>2015</text:p>
          </table:table-cell>
          <table:table-cell office:value-type="float" office:value="0.01354366">
            <text:p>0.01354366</text:p>
          </table:table-cell>
          <table:table-cell office:value-type="float" office:value="0.92208437">
            <text:p>0.92208437</text:p>
          </table:table-cell>
          <table:table-cell office:value-type="float" office:value="1858">
            <text:p>1858</text:p>
          </table:table-cell>
          <table:table-cell office:value-type="float" office:value="157">
            <text:p>157</text:p>
          </table:table-cell>
          <table:table-cell office:value-type="float" office:value="135328">
            <text:p>135328</text:p>
          </table:table-cell>
          <table:table-cell office:value-type="float" office:value="297909">
            <text:p>297909</text:p>
          </table:table-cell>
          <table:table-cell table:formula="of:=2*([.J27]*[.K27])/([.J27]+[.K27])" office:value-type="float" office:value="0.0266952181810846">
            <text:p>0.0266952182</text:p>
          </table:table-cell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I3:工作表1.O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5-26T21:26:31</dc:date>
    <dc:creator>Qing-Cheng Li</dc:creator>
    <meta:editing-duration>PT39S</meta:editing-duration>
    <meta:editing-cycles>1</meta:editing-cycles>
    <meta:document-statistic meta:table-count="3" meta:cell-count="41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21cm" svg:height="18.441cm" xlink:href=".." xlink:type="simple" chart:class="chart:scatter" chart:style-name="ch1">
        <chart:title svg:x="6.902cm" svg:y="0.504cm" chart:style-name="ch2">
          <text:p>YAGO2 Relation</text:p>
        </chart:title>
        <chart:legend chart:legend-position="end" svg:x="14.805cm" svg:y="8.672cm" style:legend-expansion="high" chart:style-name="ch3"/>
        <chart:plot-area chart:style-name="ch4" table:cell-range-address="工作表1.A3:工作表1.C27 工作表1.B1:工作表1.B1 工作表1.J1:工作表1.J1 工作表1.K3:工作表1.K27" chart:data-source-has-labels="both" svg:x="1.353cm" svg:y="2.413cm" svg:width="12.768cm" svg:height="14.679cm">
          <chartooo:coordinate-region svg:x="2.054cm" svg:y="2.613cm" svg:width="11.84cm" svg:height="13.832cm"/>
          <chart:axis chart:dimension="x" chart:name="primary-x" chart:style-name="ch5" chartooo:axis-type="auto">
            <chart:title svg:x="7.032cm" svg:y="17.46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219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